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/>
    <style:font-face style:name="Arial" svg:font-family="Arial" style:font-family-generic="swiss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2" fo:font-size="10pt" fo:font-weight="normal" officeooo:rsid="008eb634" officeooo:paragraph-rsid="008a0d74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2" fo:font-size="10pt" fo:font-weight="normal" officeooo:rsid="00b55966" officeooo:paragraph-rsid="00b55966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2" fo:font-size="10pt" fo:font-weight="normal" officeooo:rsid="001eed6b" officeooo:paragraph-rsid="00bfff2b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2" fo:font-size="10pt" fo:font-weight="normal" officeooo:rsid="001eed6b" officeooo:paragraph-rsid="001eed6b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2" fo:font-size="10pt" fo:font-weight="normal" officeooo:rsid="00888dd3" officeooo:paragraph-rsid="00087c3c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2" fo:font-size="10pt" officeooo:rsid="0090244e" officeooo:paragraph-rsid="0090244e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2" fo:font-size="10pt" officeooo:rsid="0090360b" officeooo:paragraph-rsid="00b5e204" style:font-size-asian="10pt" style:font-size-complex="10pt"/>
    </style:style>
    <style:style style:name="P9" style:family="paragraph" style:parent-style-name="Standard">
      <style:text-properties style:use-window-font-color="true" style:font-name="Arial2" fo:font-size="10pt" officeooo:rsid="00a49158" officeooo:paragraph-rsid="00a49158" fo:background-color="transparen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2" fo:font-size="10pt" officeooo:rsid="0090360b" officeooo:paragraph-rsid="00a201b7" fo:background-color="transparent" style:font-size-asian="10pt" style:font-size-complex="10pt"/>
    </style:style>
    <style:style style:name="P11" style:family="paragraph" style:parent-style-name="Standard"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officeooo:rsid="008a0d74" officeooo:paragraph-rsid="00b79aff" fo:background-color="transparent" style:font-size-asian="9pt" style:font-style-asian="normal" style:font-weight-asian="normal" style:font-size-complex="10pt" style:font-weight-complex="normal" style:text-emphasize="none"/>
    </style:style>
    <style:style style:name="P12" style:family="paragraph" style:parent-style-name="Standard">
      <style:paragraph-properties fo:text-align="center" style:justify-single-word="false"/>
      <style:text-properties style:font-name="Arial2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2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2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2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2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2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2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Arial2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rial2" fo:font-size="10pt" officeooo:rsid="0007ca86" officeooo:paragraph-rsid="00825d4c" style:font-size-asian="10pt" style:font-size-complex="10pt"/>
    </style:style>
    <style:style style:name="P21" style:family="paragraph" style:parent-style-name="Standard">
      <style:text-properties style:font-name="Arial2" fo:font-size="10pt" officeooo:rsid="00087c3c" officeooo:paragraph-rsid="00087c3c" style:font-size-asian="10pt" style:font-size-complex="10pt"/>
    </style:style>
    <style:style style:name="P22" style:family="paragraph" style:parent-style-name="Standard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officeooo:rsid="00b10a9b" officeooo:paragraph-rsid="007c929e" fo:background-color="transparent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text-properties officeooo:paragraph-rsid="00087c3c"/>
    </style:style>
    <style:style style:name="P2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2" fo:font-size="10pt" officeooo:paragraph-rsid="00825d4c" fo:background-color="transparent" style:font-size-asian="10pt" style:font-size-complex="10pt"/>
    </style:style>
    <style:style style:name="P2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2" fo:font-size="10pt" officeooo:paragraph-rsid="007c929e" fo:background-color="transparent" style:font-size-asian="10pt" style:font-size-complex="10pt"/>
    </style:style>
    <style:style style:name="P26" style:family="paragraph" style:parent-style-name="Table_20_Contents">
      <style:text-properties style:font-name="Arial2" fo:font-size="10pt" officeooo:paragraph-rsid="007c929e" fo:background-color="transparent" style:font-size-asian="10pt" style:font-size-complex="10pt"/>
    </style:style>
    <style:style style:name="P27" style:family="paragraph" style:parent-style-name="Table_20_Contents">
      <style:text-properties style:font-name="Arial2" fo:font-size="10pt" officeooo:rsid="00825d4c" officeooo:paragraph-rsid="00825d4c" fo:background-color="transparent" style:font-size-asian="10pt" style:font-size-complex="10pt"/>
    </style:style>
    <style:style style:name="P28" style:family="paragraph" style:parent-style-name="Table_20_Contents">
      <style:text-properties style:font-name="Arial2" fo:font-size="10pt" officeooo:rsid="00888dd3" officeooo:paragraph-rsid="00888dd3" fo:background-color="transparent" style:font-size-asian="10pt" style:font-size-complex="10pt"/>
    </style:style>
    <style:style style:name="P29" style:family="paragraph" style:parent-style-name="Table_20_Contents">
      <style:text-properties style:font-name="Arial2" fo:font-size="10pt" officeooo:rsid="009af118" officeooo:paragraph-rsid="009af118" fo:background-color="transparent" style:font-size-asian="10pt" style:font-size-complex="10pt"/>
    </style:style>
    <style:style style:name="P30" style:family="paragraph" style:parent-style-name="Table_20_Contents">
      <style:text-properties style:font-name="Arial2" fo:font-size="10pt" officeooo:rsid="00b55966" officeooo:paragraph-rsid="00b55966" fo:background-color="transparent" style:font-size-asian="10pt" style:font-size-complex="10pt"/>
    </style:style>
    <style:style style:name="P31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2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2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2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3" style:family="paragraph" style:parent-style-name="Footnote">
      <style:text-properties style:font-name="Arial2" fo:font-size="8pt" officeooo:rsid="00826c5e" officeooo:paragraph-rsid="00826c5e" style:font-size-asian="8pt" style:font-size-complex="8pt"/>
    </style:style>
    <style:style style:name="P34" style:family="paragraph" style:parent-style-name="Standard" style:master-page-name="Landscape">
      <style:paragraph-properties style:page-number="auto"/>
      <style:text-properties style:font-name="Arial2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Arial2" fo:font-size="10pt" fo:font-weight="normal" officeooo:rsid="00a129dc" officeooo:paragraph-rsid="0082de20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Arial2" fo:font-size="10pt" officeooo:rsid="00087c3c" officeooo:paragraph-rsid="00c1df42" style:font-size-asian="10pt" style:font-size-complex="10pt"/>
    </style:style>
    <style:style style:name="P37" style:family="paragraph" style:parent-style-name="Table_20_Contents">
      <style:text-properties style:font-name="Arial2" fo:font-size="10pt" officeooo:rsid="00bb2e5f" officeooo:paragraph-rsid="00c1df42" fo:background-color="transparent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b5e204" fo:background-color="transparent" loext:char-shading-value="0"/>
    </style:style>
    <style:style style:name="T3" style:family="text">
      <style:text-properties officeooo:rsid="00bbeca9" fo:background-color="transparent" loext:char-shading-value="0"/>
    </style:style>
    <style:style style:name="T4" style:family="text">
      <style:text-properties officeooo:rsid="00bc13cc" fo:background-color="transparent" loext:char-shading-value="0"/>
    </style:style>
    <style:style style:name="T5" style:family="text">
      <style:text-properties officeooo:rsid="00bfff2b" fo:background-color="transparent" loext:char-shading-value="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15f6" style:font-weight-asian="normal" style:font-weight-complex="normal"/>
    </style:style>
    <style:style style:name="T8" style:family="text">
      <style:text-properties fo:font-weight="normal" officeooo:rsid="0007ca86" style:font-weight-asian="normal" style:font-weight-complex="normal"/>
    </style:style>
    <style:style style:name="T9" style:family="text">
      <style:text-properties fo:font-weight="normal" officeooo:rsid="00bb2e5f" style:font-weight-asian="normal" style:font-weight-complex="normal"/>
    </style:style>
    <style:style style:name="T10" style:family="text">
      <style:text-properties fo:font-weight="normal" officeooo:rsid="012cda9c" fo:background-color="transparent" loext:char-shading-value="0" style:font-weight-asian="normal" style:font-weight-complex="normal"/>
    </style:style>
    <style:style style:name="T11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2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3" style:family="text">
      <style:text-properties officeooo:rsid="0084e411"/>
    </style:style>
    <style:style style:name="T14" style:family="text">
      <style:text-properties officeooo:rsid="000c6bcc"/>
    </style:style>
    <style:style style:name="T15" style:family="text">
      <style:text-properties officeooo:rsid="0007ca86"/>
    </style:style>
    <style:style style:name="T16" style:family="text">
      <style:text-properties officeooo:rsid="000d80b4"/>
    </style:style>
    <style:style style:name="T17" style:family="text">
      <style:text-properties style:font-name="Arial2" fo:font-size="10pt" officeooo:rsid="00087c3c" style:font-size-asian="10pt" style:font-size-complex="10pt"/>
    </style:style>
    <style:style style:name="T18" style:family="text">
      <style:text-properties style:font-name="Arial2" fo:font-size="10pt" fo:font-weight="normal" officeooo:rsid="0007ca86" style:font-size-asian="10pt" style:font-weight-asian="normal" style:font-size-complex="10pt" style:font-weight-complex="normal"/>
    </style:style>
    <style:style style:name="T19" style:family="text">
      <style:text-properties style:font-name="Arial2" fo:font-size="10pt" fo:font-weight="normal" officeooo:rsid="00b10a9b" style:font-size-asian="10pt" style:font-weight-asian="normal" style:font-size-complex="10pt" style:font-weight-complex="normal"/>
    </style:style>
    <style:style style:name="T20" style:family="text">
      <style:text-properties style:font-name="Arial2" fo:font-size="10pt" fo:font-weight="normal" officeooo:rsid="00bc20ce" style:font-size-asian="10pt" style:font-weight-asian="normal" style:font-size-complex="10pt" style:font-weight-complex="normal"/>
    </style:style>
    <style:style style:name="T21" style:family="text">
      <style:text-properties style:font-name="Arial2" fo:font-size="10pt" fo:font-weight="normal" officeooo:rsid="00be0e41" style:font-size-asian="10pt" style:font-weight-asian="normal" style:font-size-complex="10pt" style:font-weight-complex="normal"/>
    </style:style>
    <style:style style:name="T22" style:family="text">
      <style:text-properties officeooo:rsid="0098fa1e"/>
    </style:style>
    <style:style style:name="T23" style:family="text">
      <style:text-properties officeooo:rsid="0099f9aa"/>
    </style:style>
    <style:style style:name="T24" style:family="text">
      <style:text-properties officeooo:rsid="009a0c1d"/>
    </style:style>
    <style:style style:name="T25" style:family="text">
      <style:text-properties officeooo:rsid="00ac19ba"/>
    </style:style>
    <style:style style:name="T26" style:family="text">
      <style:text-properties officeooo:rsid="00ac56c5"/>
    </style:style>
    <style:style style:name="T27" style:family="text">
      <style:text-properties officeooo:rsid="00ae8cc0"/>
    </style:style>
    <style:style style:name="T28" style:family="text">
      <style:text-properties officeooo:rsid="00b79aff"/>
    </style:style>
    <style:style style:name="T29" style:family="text">
      <style:text-properties officeooo:rsid="00bb2e5f"/>
    </style:style>
    <style:style style:name="T30" style:family="text">
      <style:text-properties officeooo:rsid="00bb6a82"/>
    </style:style>
    <style:style style:name="T31" style:family="text">
      <style:text-properties officeooo:rsid="00be0e41"/>
    </style:style>
    <style:style style:name="T32" style:family="text">
      <style:text-properties officeooo:rsid="00c1df4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T P<text:span text:style-name="T24">acman</text:span></text:p>
      <text:p text:style-name="P14"/>
      <text:p text:style-name="P14"/>
      <text:p text:style-name="P14"><draw:frame draw:style-name="fr1" draw:name="Cadre7" text:anchor-type="paragraph" svg:x="0.034cm" svg:y="0.233cm" svg:width="17.082cm" draw:z-index="1"><draw:text-box fo:min-height="0.79cm"><text:p text:style-name="P17">FICHE DE SPÉCIFICATION DE L’US N° : <text:span text:style-name="T22">154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2">Historique des modifications</text:p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7">version</text:p>
          </table:table-cell>
          <table:table-cell table:style-name="Tableau2.B2" office:value-type="string">
            <text:p text:style-name="P27">Date</text:p>
          </table:table-cell>
          <table:table-cell table:style-name="Tableau2.C2" office:value-type="string">
            <text:p text:style-name="P27">Auteur de la modification</text:p>
          </table:table-cell>
          <table:table-cell table:style-name="Tableau2.D2" office:value-type="string">
            <text:p text:style-name="P27">statut<text:note text:id="ftn1" text:note-class="footnote"><text:note-citation>1</text:note-citation><text:note-body><text:p text:style-name="P33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27">00</text:p>
          </table:table-cell>
          <table:table-cell table:style-name="Tableau2.B3" office:value-type="string">
            <text:p text:style-name="P28"><text:span text:style-name="T29">07</text:span>/0<text:span text:style-name="T29">3</text:span>/201<text:span text:style-name="T25">9</text:span></text:p>
          </table:table-cell>
          <table:table-cell table:style-name="Tableau2.C3" office:value-type="string">
            <text:p text:style-name="P28">GC</text:p>
          </table:table-cell>
          <table:table-cell table:style-name="Tableau2.D3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27"/>
          </table:table-cell>
          <table:table-cell table:style-name="Tableau2.B4" office:value-type="string">
            <text:p text:style-name="P3"/>
          </table:table-cell>
          <table:table-cell table:style-name="Tableau2.C4" office:value-type="string">
            <text:p text:style-name="P30"/>
          </table:table-cell>
          <table:table-cell table:style-name="Tableau2.D4" office:value-type="string">
            <text:p text:style-name="P30"/>
          </table:table-cell>
        </table:table-row>
      </table:table>
      <text:p text:style-name="P20"><draw:frame draw:style-name="fr1" draw:name="Cadre2" text:anchor-type="paragraph" svg:x="0.018cm" svg:y="0.37cm" svg:width="17.03cm" draw:z-index="0"><draw:text-box fo:min-height="0.79cm"><text:p text:style-name="P23"><text:span text:style-name="T17">FONCTIONNALIT</text:span><text:span text:style-name="T18">É : </text:span><text:span text:style-name="T19">Lancer l’</text:span><text:span text:style-name="T21">effacement de</text:span><text:span text:style-name="T20"> son espace de travail</text:span></text:p><text:p text:style-name="P6"/></draw:text-box></draw:frame><draw:frame draw:style-name="fr1" draw:name="Cadre8" text:anchor-type="paragraph" svg:x="-0.019cm" svg:y="1.875cm" svg:width="17.014cm" draw:z-index="2"><draw:text-box fo:min-height="0.79cm"><text:p text:style-name="P36"><text:span text:style-name="T16">PROFIL</text:span> D'UTILISAT<text:span text:style-name="T16">EURS</text:span> CONCERN<text:span text:style-name="T8">É : </text:span><text:span text:style-name="T9">Producteur, </text:span><text:span text:style-name="T10">adm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5"/>
            <text:p text:style-name="P31">Description</text:p>
            <text:p text:style-name="P25"/>
          </table:table-cell>
          <table:covered-table-cell/>
        </table:table-row>
        <table:table-row>
          <table:table-cell table:style-name="Tableau1.A2" office:value-type="string">
            <text:p text:style-name="P26">En tant que</text:p>
          </table:table-cell>
          <table:table-cell table:style-name="Tableau1.B4" office:value-type="string">
            <text:p text:style-name="P37">producteur <text:span text:style-name="T32">ou administrateur</text:span></text:p>
          </table:table-cell>
        </table:table-row>
        <table:table-row>
          <table:table-cell table:style-name="Tableau1.A2" office:value-type="string">
            <text:p text:style-name="P26">Je veux</text:p>
          </table:table-cell>
          <table:table-cell table:style-name="Tableau1.B4" office:value-type="string">
            <text:p text:style-name="P22">lancer l’<text:span text:style-name="T31">effacement des données choisies dans mon espace de travail</text:span></text:p>
          </table:table-cell>
        </table:table-row>
        <table:table-row>
          <table:table-cell table:style-name="Tableau1.A2" office:value-type="string">
            <text:p text:style-name="P26">Afin de/<text:span text:style-name="T13">que</text:span></text:p>
          </table:table-cell>
          <table:table-cell table:style-name="Tableau1.B4" office:value-type="string">
            <text:p text:style-name="P11">disposer des données <text:span text:style-name="T31">voulues</text:span> <text:span text:style-name="T30">dans mon espace</text:span> de travail</text:p>
          </table:table-cell>
        </table:table-row>
      </table:table>
      <text:p text:style-name="P18"/>
      <text:p text:style-name="P19"><draw:frame draw:style-name="fr2" draw:name="Cadre3" text:anchor-type="paragraph" svg:x="0.104cm" svg:y="7.558cm" svg:width="16.953cm" draw:z-index="6"><draw:text-box fo:min-height="2.738cm"><text:p text:style-name="P15">Liste des r<text:span text:style-name="T14">è</text:span>gles de gestion à appliquer pour cette fonctionnalité<text:span text:style-name="T15"> : </text:span></text:p><text:p text:style-name="P7"/></draw:text-box></draw:frame><draw:frame draw:style-name="fr2" draw:name="Cadre4" text:anchor-type="paragraph" svg:x="0.104cm" svg:y="2.228cm" svg:width="16.923cm" draw:z-index="3"><draw:text-box fo:min-height="4.819cm"><text:p text:style-name="P21"><text:span text:style-name="T6">Pré-requis à la mise en œuvre de la fonctionnalité</text:span><text:span text:style-name="T8"> : </text:span></text:p><text:p text:style-name="P2">Avoir choisi <text:span text:style-name="T27">les</text:span> <text:span text:style-name="T26">modalités des dimensions pour les valeurs à effacer dans mon espace de travail</text:span> (US n°<text:span text:style-name="T23">1530</text:span>)</text:p></draw:text-box></draw:frame></text:p>
      <text:p text:style-name="P13">SPÉCIFICATIONS DÉTAILLÉES</text:p>
      <text:p text:style-name="P19"><draw:frame draw:style-name="fr2" draw:name="Cadre5" text:anchor-type="paragraph" svg:x="0.03cm" svg:y="0.37cm" svg:width="16.974cm" draw:z-index="5"><draw:text-box fo:min-height="14.97cm"><text:p text:style-name="P15">Description de la fonctionnalité : <text:span text:style-name="T7">cf. exemple d'écran en annexe de la fiche</text:span></text:p><text:p text:style-name="P8"><text:span text:style-name="T1">L’utilisateur </text:span><text:span text:style-name="T2">a </text:span><text:span text:style-name="T3">cliqué sur le bouton « </text:span><text:span text:style-name="T5">Effacer</text:span><text:span text:style-name="T3"> » qui déclenche l’</text:span><text:span text:style-name="T5">effacement</text:span><text:span text:style-name="T3"> des données </text:span><text:span text:style-name="T4">existant en base de données (pas de données issues de l’agrégation)</text:span><text:span text:style-name="T3"> choisies dans l‘espace de travail de l’utilisateur.</text:span></text:p><text:p text:style-name="P10"/><text:p text:style-name="P9"/></draw:text-box></draw:frame><draw:frame draw:style-name="fr2" draw:name="Cadre6" text:anchor-type="paragraph" svg:x="0.014cm" svg:y="15.935cm" svg:width="16.974cm" draw:z-index="4"><draw:text-box fo:min-height="0.669cm"><text:p text:style-name="P15">Résultat attendu de la fonctionnalité<text:span text:style-name="T15"> : </text:span></text:p><text:p text:style-name="P5">L’<text:span text:style-name="T28">utilisateur a effacé de son espace de travail les données choisies.</text:span></text:p></draw:text-box></draw:frame><text:soft-page-break/></text:p>
      <text:p text:style-name="P19"><draw:frame draw:style-name="fr3" draw:name="Cadre9" text:anchor-type="paragraph" svg:x="0.146cm" svg:y="0.415cm" svg:width="16.974cm" draw:z-index="7"><draw:text-box fo:min-height="0.669cm"><text:p text:style-name="P16"><text:span text:style-name="T15">C</text:span><text:span text:style-name="T1">ritère d’acceptation – Jeux de test </text:span><text:span text:style-name="T11">(</text:span><text:span text:style-name="T12">y c.</text:span><text:span text:style-name="T11"> d</text:span><text:span text:style-name="T12">é</text:span><text:span text:style-name="T11">finition de prêt)</text:span></text:p><text:p text:style-name="P4">L’<text:span text:style-name="T28">utilisateur a effacé de son espace de travail les données choisies.</text:span></text:p><text:p text:style-name="P1"/></draw:text-box></draw:frame></text:p>
      <text:p text:style-name="P19"/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/>
    <style:font-face style:name="Arial" svg:font-family="Arial" style:font-family-generic="swiss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4:18:09.204000000</dc:date>
    <meta:editing-duration>P1DT20H3M46S</meta:editing-duration>
    <meta:editing-cycles>152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0" meta:word-count="203" meta:character-count="1284" meta:non-whitespace-character-count="1107"/>
  </office:meta>
</office:document-meta>
</file>